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Heading_20_3">
      <style:paragraph-properties>
        <style:tab-stops>
          <style:tab-stop style:position="9.506cm" style:type="center"/>
          <style:tab-stop style:position="19.001cm" style:type="right"/>
        </style:tab-stops>
      </style:paragraph-properties>
    </style:style>
    <style:style style:name="P13" style:family="paragraph" style:parent-style-name="Heading_20_3">
      <style:paragraph-properties>
        <style:tab-stops>
          <style:tab-stop style:position="9.506cm" style:type="center"/>
          <style:tab-stop style:position="19.001cm" style:type="right"/>
        </style:tab-stops>
      </style:paragraph-properties>
      <style:text-properties officeooo:paragraph-rsid="001b7b41"/>
    </style:style>
    <style:style style:name="P14" style:family="paragraph" style:parent-style-name="Heading_20_3">
      <style:paragraph-properties fo:padding="0.074cm" fo:border-left="none" fo:border-right="none" fo:border-top="none" fo:border-bottom="0.06pt solid #000000" style:join-border="false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7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Evaluación de Matemática<text:tab/>1ro "C"<text:tab/>8/4/14</text:h>
      <text:section text:style-name="Sect1" text:name="Section1">
        <text:list xml:id="list4422672423223297571" text:style-name="L1">
          <text:list-item>
            <text:p text:style-name="P2">15 − 27 − 11 + 38 = </text:p>
          </text:list-item>
          <text:list-item>
            <text:p text:style-name="P2">2 + 5 − 4 = </text:p>
          </text:list-item>
          <text:list-item>
            <text:p text:style-name="P2">3888 − 6183 = </text:p>
          </text:list-item>
          <text:list-item>
            <text:p text:style-name="P2">445 + ( − 909) + ( − 725) = </text:p>
          </text:list-item>
        </text:list>
      </text:section>
      <text:p text:style-name="Horizontal_20_Line"/>
      <text:h text:style-name="P13" text:outline-level="3">Evaluación de Matemática<text:tab/>1ro "C"<text:tab/>8/4/14</text:h>
      <text:section text:style-name="Sect1" text:name="Section2">
        <text:list xml:id="list6485513282770458029" text:style-name="L2">
          <text:list-item>
            <text:p text:style-name="P3">28 − 52 − 19 + 53 = </text:p>
          </text:list-item>
          <text:list-item>
            <text:p text:style-name="P3">9 + 8 − 7 = </text:p>
          </text:list-item>
          <text:list-item>
            <text:p text:style-name="P3">5798 − 6164 = </text:p>
          </text:list-item>
          <text:list-item>
            <text:p text:style-name="P3">283 + ( − 721) + ( − 438) = </text:p>
          </text:list-item>
        </text:list>
      </text:section>
      <text:p text:style-name="Horizontal_20_Line"/>
      <text:h text:style-name="P13" text:outline-level="3">Evaluación de Matemática<text:tab/>1ro "C"<text:tab/>8/4/14</text:h>
      <text:section text:style-name="Sect1" text:name="Section3">
        <text:list xml:id="list5652257670449217094" text:style-name="L3">
          <text:list-item>
            <text:p text:style-name="P4">11 − 89 − 68 + 84 = </text:p>
          </text:list-item>
          <text:list-item>
            <text:p text:style-name="P4">6 + 9 − 8 = </text:p>
          </text:list-item>
          <text:list-item>
            <text:p text:style-name="P4">3070 − 3812 = </text:p>
          </text:list-item>
          <text:list-item>
            <text:p text:style-name="P4">266 + ( − 589) + ( − 422) = </text:p>
          </text:list-item>
        </text:list>
      </text:section>
      <text:p text:style-name="Horizontal_20_Line"/>
      <text:h text:style-name="P13" text:outline-level="3">Evaluación de Matemática<text:tab/>1ro "C"<text:tab/>8/4/14</text:h>
      <text:section text:style-name="Sect1" text:name="Section4">
        <text:list xml:id="list4106180606065828620" text:style-name="L4">
          <text:list-item>
            <text:p text:style-name="P5">22 − 10 − 83 + 68 = </text:p>
          </text:list-item>
          <text:list-item>
            <text:p text:style-name="P5">5 + 10 − 8 = </text:p>
          </text:list-item>
          <text:list-item>
            <text:p text:style-name="P5">3771 − 3802 = </text:p>
          </text:list-item>
          <text:list-item>
            <text:p text:style-name="P5">202 + ( − 171) + ( − 961) = </text:p>
          </text:list-item>
        </text:list>
      </text:section>
      <text:p text:style-name="Horizontal_20_Line"/>
      <text:h text:style-name="P13" text:outline-level="3">Evaluación de Matemática<text:tab/>1ro "C"<text:tab/>8/4/14</text:h>
      <text:section text:style-name="Sect1" text:name="Section5">
        <text:list xml:id="list1601779037841859997" text:style-name="L5">
          <text:list-item>
            <text:p text:style-name="P6">27 − 61 − 13 + 63 = </text:p>
          </text:list-item>
          <text:list-item>
            <text:p text:style-name="P6">5 + 3 − 5 = </text:p>
          </text:list-item>
          <text:list-item>
            <text:p text:style-name="P6">4603 − 7480 = </text:p>
          </text:list-item>
          <text:list-item>
            <text:p text:style-name="P6">240 + ( − 611) + ( − 971) = </text:p>
          </text:list-item>
        </text:list>
      </text:section>
      <text:p text:style-name="Horizontal_20_Line"/>
      <text:h text:style-name="P13" text:outline-level="3">Evaluación de Matemática<text:tab/>1ro "C"<text:tab/>8/4/14</text:h>
      <text:section text:style-name="Sect1" text:name="Section6">
        <text:list xml:id="list5592133431469486397" text:style-name="L6">
          <text:list-item>
            <text:p text:style-name="P7">19 − 26 − 83 + 28 = </text:p>
          </text:list-item>
          <text:list-item>
            <text:p text:style-name="P7">9 + 3 − 4 = </text:p>
          </text:list-item>
          <text:list-item>
            <text:p text:style-name="P7">2652 − 3023 = </text:p>
          </text:list-item>
          <text:list-item>
            <text:p text:style-name="P7">117 + ( − 310) + ( − 369) = </text:p>
          </text:list-item>
        </text:list>
      </text:section>
      <text:p text:style-name="Horizontal_20_Line"/>
      <text:h text:style-name="P13" text:outline-level="3">Evaluación de Matemática<text:tab/>1ro "C"<text:tab/>8/4/14</text:h>
      <text:section text:style-name="Sect1" text:name="Section7">
        <text:list xml:id="list3536035552953423042" text:style-name="L7">
          <text:list-item>
            <text:p text:style-name="P8">22 − 86 − 67 + 89 = </text:p>
          </text:list-item>
          <text:list-item>
            <text:p text:style-name="P8">3 + 10 − 9 = </text:p>
          </text:list-item>
          <text:list-item>
            <text:p text:style-name="P8">1767 − 3893 = </text:p>
          </text:list-item>
          <text:list-item>
            <text:p text:style-name="P8">406 + ( − 840) + ( − 113) = </text:p>
          </text:list-item>
        </text:list>
      </text:section>
      <text:h text:style-name="P14" text:outline-level="3"/>
      <text:h text:style-name="P13" text:outline-level="3">Evaluación de Matemática<text:tab/>1ro "C"<text:tab/>8/4/14</text:h>
      <text:section text:style-name="Sect1" text:name="Section8">
        <text:list xml:id="list6460753279421717920" text:style-name="L8">
          <text:list-item>
            <text:p text:style-name="P9">15 − 84 − 38 + 67 = </text:p>
          </text:list-item>
          <text:list-item>
            <text:p text:style-name="P9">8 + 6 − 10 = </text:p>
          </text:list-item>
          <text:list-item>
            <text:p text:style-name="P9">5059 − 6595 = </text:p>
          </text:list-item>
          <text:list-item>
            <text:p text:style-name="P9">271 + ( − 979) + ( − 243) = </text:p>
          </text:list-item>
        </text:list>
      </text:section>
      <text:p text:style-name="Horizontal_20_Line"/>
      <text:h text:style-name="P13" text:outline-level="3">Evaluación de Matemática<text:tab/>1ro "C"<text:tab/>8/4/14</text:h>
      <text:section text:style-name="Sect1" text:name="Section9">
        <text:list xml:id="list664200949959859531" text:style-name="L9">
          <text:list-item>
            <text:p text:style-name="P10">11 − 36 − 18 + 88 = </text:p>
          </text:list-item>
          <text:list-item>
            <text:p text:style-name="P10">8 + 6 − 4 = </text:p>
          </text:list-item>
          <text:list-item>
            <text:p text:style-name="P10">3890 − 4545 = </text:p>
          </text:list-item>
          <text:list-item>
            <text:p text:style-name="P10">281 + ( − 320) + ( − 751) = </text:p>
          </text:list-item>
        </text:list>
      </text:section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8T05:42:36.708240215</dc:date>
    <meta:editing-duration>PT1M1S</meta:editing-duration>
    <meta:editing-cycles>2</meta:editing-cycles>
    <meta:generator>LibreOffice/4.2.3.2$Linux_X86_64 LibreOffice_project/420m0$Build-2</meta:generator>
    <meta:document-statistic meta:table-count="0" meta:image-count="0" meta:object-count="0" meta:page-count="1" meta:paragraph-count="46" meta:word-count="343" meta:character-count="1094" meta:non-whitespace-character-count="796"/>
  </office:meta>
</office:document-meta>
</file>